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178.84pt"/>
    </style:style>
    <style:style style:name="co3" style:family="table-column">
      <style:table-column-properties fo:break-before="auto" style:column-width="60.66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ingle_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roject Definition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ject ID</text:p>
          </table:table-cell>
          <table:table-cell office:value-type="string" calcext:value-type="string">
            <text:p>Maximum Allocation</text:p>
          </table:table-cell>
          <table:table-cell office:value-type="string" calcext:value-type="string">
            <text:p>Project Title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" calcext:value-type="string">
            <text:p>ID1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" calcext:value-type="string">
            <text:p>PT1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" calcext:value-type="string">
            <text:p>ID2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" calcext:value-type="string">
            <text:p>PT2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3" calcext:value-type="string">
            <text:p>ID3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3" calcext:value-type="string">
            <text:p>PT3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4" calcext:value-type="string">
            <text:p>ID4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4" calcext:value-type="string">
            <text:p>PT4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5" calcext:value-type="string">
            <text:p>ID5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5" calcext:value-type="string">
            <text:p>PT5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6" calcext:value-type="string">
            <text:p>ID6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6" calcext:value-type="string">
            <text:p>PT6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7" calcext:value-type="string">
            <text:p>ID7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7" calcext:value-type="string">
            <text:p>PT7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8" calcext:value-type="string">
            <text:p>ID8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8" calcext:value-type="string">
            <text:p>PT8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9" calcext:value-type="string">
            <text:p>ID9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9" calcext:value-type="string">
            <text:p>PT9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0" calcext:value-type="string">
            <text:p>ID10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0" calcext:value-type="string">
            <text:p>PT10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1" calcext:value-type="string">
            <text:p>ID11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1" calcext:value-type="string">
            <text:p>PT11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2" calcext:value-type="string">
            <text:p>ID12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2" calcext:value-type="string">
            <text:p>PT12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3" calcext:value-type="string">
            <text:p>ID13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3" calcext:value-type="string">
            <text:p>PT13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4" calcext:value-type="string">
            <text:p>ID14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4" calcext:value-type="string">
            <text:p>PT14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5" calcext:value-type="string">
            <text:p>ID15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5" calcext:value-type="string">
            <text:p>PT15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6" calcext:value-type="string">
            <text:p>ID16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6" calcext:value-type="string">
            <text:p>PT16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7" calcext:value-type="string">
            <text:p>ID17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7" calcext:value-type="string">
            <text:p>PT17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8" calcext:value-type="string">
            <text:p>ID18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8" calcext:value-type="string">
            <text:p>PT18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19" calcext:value-type="string">
            <text:p>ID19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19" calcext:value-type="string">
            <text:p>PT19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0" calcext:value-type="string">
            <text:p>ID20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0" calcext:value-type="string">
            <text:p>PT20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1" calcext:value-type="string">
            <text:p>ID21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1" calcext:value-type="string">
            <text:p>PT21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2" calcext:value-type="string">
            <text:p>ID22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2" calcext:value-type="string">
            <text:p>PT22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3" calcext:value-type="string">
            <text:p>ID23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3" calcext:value-type="string">
            <text:p>PT23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4" calcext:value-type="string">
            <text:p>ID24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4" calcext:value-type="string">
            <text:p>PT24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5" calcext:value-type="string">
            <text:p>ID25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5" calcext:value-type="string">
            <text:p>PT25</text:p>
          </table:table-cell>
          <table:table-cell table:number-columns-repeated="4"/>
        </table:table-row>
        <table:table-row table:style-name="ro1">
          <table:table-cell table:style-name="ce1" table:formula="of:=CONCATENATE(&quot;ID&quot;;TEXT(ROW()-2;&quot;##&quot;))" office:value-type="string" office:string-value="ID26" calcext:value-type="string">
            <text:p>ID26</text:p>
          </table:table-cell>
          <table:table-cell office:value-type="float" office:value="200" calcext:value-type="float">
            <text:p>200</text:p>
          </table:table-cell>
          <table:table-cell table:formula="of:=CONCATENATE(&quot;PT&quot;;TEXT(ROW()-2;&quot;##&quot;))" office:value-type="string" office:string-value="PT26" calcext:value-type="string">
            <text:p>PT2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cturer Prefere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turer Name</text:p>
          </table:table-cell>
          <table:table-cell office:value-type="string" calcext:value-type="string">
            <text:p>Maximum Allocation (includes Mcomp)</text:p>
          </table:table-cell>
          <table:table-cell office:value-type="string" calcext:value-type="string">
            <text:p>Project IDs…</text:p>
          </table:table-cell>
          <table:table-cell table:number-columns-repeated="4"/>
        </table:table-row>
        <table:table-row table:style-name="ro1">
          <table:table-cell table:formula="of:=CONCATENATE(&quot;L&quot;;TEXT(ROW()-31;&quot;##&quot;))" office:value-type="string" office:string-value="L1" calcext:value-type="string">
            <text:p>L1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</table:table-row>
        <table:table-row table:style-name="ro1">
          <table:table-cell table:formula="of:=CONCATENATE(&quot;L&quot;;TEXT(ROW()-31;&quot;##&quot;))" office:value-type="string" office:string-value="L2" calcext:value-type="string">
            <text:p>L2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</table:table-row>
        <table:table-row table:style-name="ro1">
          <table:table-cell table:formula="of:=CONCATENATE(&quot;L&quot;;TEXT(ROW()-31;&quot;##&quot;))" office:value-type="string" office:string-value="L3" calcext:value-type="string">
            <text:p>L3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</table:table-row>
        <table:table-row table:style-name="ro1">
          <table:table-cell table:formula="of:=CONCATENATE(&quot;L&quot;;TEXT(ROW()-31;&quot;##&quot;))" office:value-type="string" office:string-value="L4" calcext:value-type="string">
            <text:p>L4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</table:table-row>
        <table:table-row table:style-name="ro1">
          <table:table-cell table:formula="of:=CONCATENATE(&quot;L&quot;;TEXT(ROW()-31;&quot;##&quot;))" office:value-type="string" office:string-value="L5" calcext:value-type="string">
            <text:p>L5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</table:table-row>
        <table:table-row table:style-name="ro1">
          <table:table-cell table:formula="of:=CONCATENATE(&quot;L&quot;;TEXT(ROW()-31;&quot;##&quot;))" office:value-type="string" office:string-value="L6" calcext:value-type="string">
            <text:p>L6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</table:table-row>
        <table:table-row table:style-name="ro1">
          <table:table-cell table:formula="of:=CONCATENATE(&quot;L&quot;;TEXT(ROW()-31;&quot;##&quot;))" office:value-type="string" office:string-value="L7" calcext:value-type="string">
            <text:p>L7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</table:table-row>
        <table:table-row table:style-name="ro1">
          <table:table-cell table:formula="of:=CONCATENATE(&quot;L&quot;;TEXT(ROW()-31;&quot;##&quot;))" office:value-type="string" office:string-value="L8" calcext:value-type="string">
            <text:p>L8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9" calcext:value-type="string">
            <text:p>L9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</table:table-row>
        <table:table-row table:style-name="ro1">
          <table:table-cell table:formula="of:=CONCATENATE(&quot;L&quot;;TEXT(ROW()-31;&quot;##&quot;))" office:value-type="string" office:string-value="L10" calcext:value-type="string">
            <text:p>L10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</table:table-row>
        <table:table-row table:style-name="ro1">
          <table:table-cell table:formula="of:=CONCATENATE(&quot;L&quot;;TEXT(ROW()-31;&quot;##&quot;))" office:value-type="string" office:string-value="L11" calcext:value-type="string">
            <text:p>L11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12" calcext:value-type="string">
            <text:p>L12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13" calcext:value-type="string">
            <text:p>L13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14" calcext:value-type="string">
            <text:p>L14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15" calcext:value-type="string">
            <text:p>L15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</table:table-row>
        <table:table-row table:style-name="ro1">
          <table:table-cell table:formula="of:=CONCATENATE(&quot;L&quot;;TEXT(ROW()-31;&quot;##&quot;))" office:value-type="string" office:string-value="L16" calcext:value-type="string">
            <text:p>L16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</table:table-row>
        <table:table-row table:style-name="ro1">
          <table:table-cell table:formula="of:=CONCATENATE(&quot;L&quot;;TEXT(ROW()-31;&quot;##&quot;))" office:value-type="string" office:string-value="L17" calcext:value-type="string">
            <text:p>L17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</table:table-row>
        <table:table-row table:style-name="ro1">
          <table:table-cell table:formula="of:=CONCATENATE(&quot;L&quot;;TEXT(ROW()-31;&quot;##&quot;))" office:value-type="string" office:string-value="L18" calcext:value-type="string">
            <text:p>L18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</table:table-row>
        <table:table-row table:style-name="ro1">
          <table:table-cell table:formula="of:=CONCATENATE(&quot;L&quot;;TEXT(ROW()-31;&quot;##&quot;))" office:value-type="string" office:string-value="L19" calcext:value-type="string">
            <text:p>L19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</table:table-row>
        <table:table-row table:style-name="ro1">
          <table:table-cell table:formula="of:=CONCATENATE(&quot;L&quot;;TEXT(ROW()-31;&quot;##&quot;))" office:value-type="string" office:string-value="L20" calcext:value-type="string">
            <text:p>L20</text:p>
          </table:table-cell>
          <table:table-cell office:value-type="float" office:value="20" calcext:value-type="float">
            <text:p>2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udent Prefere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Project IDs…</text:p>
          </table:table-cell>
          <table:table-cell table:number-columns-repeated="5"/>
        </table:table-row>
        <table:table-row table:style-name="ro1">
          <table:table-cell table:formula="of:=CONCATENATE(&quot;S&quot;;TEXT(ROW()-54;&quot;##&quot;))" office:value-type="string" office:string-value="S1" calcext:value-type="string">
            <text:p>S1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" calcext:value-type="string">
            <text:p>S2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" calcext:value-type="string">
            <text:p>S3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" calcext:value-type="string">
            <text:p>S4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" calcext:value-type="string">
            <text:p>S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" calcext:value-type="string">
            <text:p>S6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" calcext:value-type="string">
            <text:p>S7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" calcext:value-type="string">
            <text:p>S8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" calcext:value-type="string">
            <text:p>S9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" calcext:value-type="string">
            <text:p>S1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" calcext:value-type="string">
            <text:p>S11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" calcext:value-type="string">
            <text:p>S12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" calcext:value-type="string">
            <text:p>S1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" calcext:value-type="string">
            <text:p>S14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" calcext:value-type="string">
            <text:p>S15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" calcext:value-type="string">
            <text:p>S16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" calcext:value-type="string">
            <text:p>S1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" calcext:value-type="string">
            <text:p>S18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" calcext:value-type="string">
            <text:p>S19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0" calcext:value-type="string">
            <text:p>S2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1" calcext:value-type="string">
            <text:p>S21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2" calcext:value-type="string">
            <text:p>S22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3" calcext:value-type="string">
            <text:p>S23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4" calcext:value-type="string">
            <text:p>S24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5" calcext:value-type="string">
            <text:p>S2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6" calcext:value-type="string">
            <text:p>S26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7" calcext:value-type="string">
            <text:p>S2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8" calcext:value-type="string">
            <text:p>S2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9" calcext:value-type="string">
            <text:p>S29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0" calcext:value-type="string">
            <text:p>S3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1" calcext:value-type="string">
            <text:p>S31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2" calcext:value-type="string">
            <text:p>S32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3" calcext:value-type="string">
            <text:p>S3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4" calcext:value-type="string">
            <text:p>S34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5" calcext:value-type="string">
            <text:p>S35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6" calcext:value-type="string">
            <text:p>S3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7" calcext:value-type="string">
            <text:p>S37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8" calcext:value-type="string">
            <text:p>S3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39" calcext:value-type="string">
            <text:p>S39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0" calcext:value-type="string">
            <text:p>S4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1" calcext:value-type="string">
            <text:p>S41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2" calcext:value-type="string">
            <text:p>S42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3" calcext:value-type="string">
            <text:p>S43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4" calcext:value-type="string">
            <text:p>S44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5" calcext:value-type="string">
            <text:p>S4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6" calcext:value-type="string">
            <text:p>S46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7" calcext:value-type="string">
            <text:p>S47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8" calcext:value-type="string">
            <text:p>S4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49" calcext:value-type="string">
            <text:p>S49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0" calcext:value-type="string">
            <text:p>S5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1" calcext:value-type="string">
            <text:p>S51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2" calcext:value-type="string">
            <text:p>S52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3" calcext:value-type="string">
            <text:p>S53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4" calcext:value-type="string">
            <text:p>S54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5" calcext:value-type="string">
            <text:p>S55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6" calcext:value-type="string">
            <text:p>S5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7" calcext:value-type="string">
            <text:p>S5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8" calcext:value-type="string">
            <text:p>S58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59" calcext:value-type="string">
            <text:p>S59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0" calcext:value-type="string">
            <text:p>S6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1" calcext:value-type="string">
            <text:p>S61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2" calcext:value-type="string">
            <text:p>S62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3" calcext:value-type="string">
            <text:p>S63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4" calcext:value-type="string">
            <text:p>S64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5" calcext:value-type="string">
            <text:p>S65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6" calcext:value-type="string">
            <text:p>S66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7" calcext:value-type="string">
            <text:p>S6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8" calcext:value-type="string">
            <text:p>S68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69" calcext:value-type="string">
            <text:p>S69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0" calcext:value-type="string">
            <text:p>S7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1" calcext:value-type="string">
            <text:p>S71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2" calcext:value-type="string">
            <text:p>S72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3" calcext:value-type="string">
            <text:p>S73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4" calcext:value-type="string">
            <text:p>S74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5" calcext:value-type="string">
            <text:p>S75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6" calcext:value-type="string">
            <text:p>S7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7" calcext:value-type="string">
            <text:p>S77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8" calcext:value-type="string">
            <text:p>S78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79" calcext:value-type="string">
            <text:p>S7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0" calcext:value-type="string">
            <text:p>S8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1" calcext:value-type="string">
            <text:p>S8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2" calcext:value-type="string">
            <text:p>S82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3" calcext:value-type="string">
            <text:p>S8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4" calcext:value-type="string">
            <text:p>S84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5" calcext:value-type="string">
            <text:p>S8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6" calcext:value-type="string">
            <text:p>S8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7" calcext:value-type="string">
            <text:p>S87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8" calcext:value-type="string">
            <text:p>S8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89" calcext:value-type="string">
            <text:p>S8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0" calcext:value-type="string">
            <text:p>S90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1" calcext:value-type="string">
            <text:p>S9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2" calcext:value-type="string">
            <text:p>S92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3" calcext:value-type="string">
            <text:p>S9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4" calcext:value-type="string">
            <text:p>S94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5" calcext:value-type="string">
            <text:p>S95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6" calcext:value-type="string">
            <text:p>S9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7" calcext:value-type="string">
            <text:p>S97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8" calcext:value-type="string">
            <text:p>S9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99" calcext:value-type="string">
            <text:p>S9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0" calcext:value-type="string">
            <text:p>S10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1" calcext:value-type="string">
            <text:p>S101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2" calcext:value-type="string">
            <text:p>S102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3" calcext:value-type="string">
            <text:p>S103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4" calcext:value-type="string">
            <text:p>S104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5" calcext:value-type="string">
            <text:p>S105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6" calcext:value-type="string">
            <text:p>S106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7" calcext:value-type="string">
            <text:p>S107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8" calcext:value-type="string">
            <text:p>S108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09" calcext:value-type="string">
            <text:p>S10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0" calcext:value-type="string">
            <text:p>S110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1" calcext:value-type="string">
            <text:p>S111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2" calcext:value-type="string">
            <text:p>S112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3" calcext:value-type="string">
            <text:p>S113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4" calcext:value-type="string">
            <text:p>S114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5" calcext:value-type="string">
            <text:p>S115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6" calcext:value-type="string">
            <text:p>S116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7" calcext:value-type="string">
            <text:p>S117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8" calcext:value-type="string">
            <text:p>S118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19" calcext:value-type="string">
            <text:p>S119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0" calcext:value-type="string">
            <text:p>S12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1" calcext:value-type="string">
            <text:p>S121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2" calcext:value-type="string">
            <text:p>S122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3" calcext:value-type="string">
            <text:p>S123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4" calcext:value-type="string">
            <text:p>S124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5" calcext:value-type="string">
            <text:p>S12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6" calcext:value-type="string">
            <text:p>S126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7" calcext:value-type="string">
            <text:p>S127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8" calcext:value-type="string">
            <text:p>S12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29" calcext:value-type="string">
            <text:p>S129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0" calcext:value-type="string">
            <text:p>S13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1" calcext:value-type="string">
            <text:p>S131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2" calcext:value-type="string">
            <text:p>S132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3" calcext:value-type="string">
            <text:p>S13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4" calcext:value-type="string">
            <text:p>S134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5" calcext:value-type="string">
            <text:p>S135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6" calcext:value-type="string">
            <text:p>S136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7" calcext:value-type="string">
            <text:p>S137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8" calcext:value-type="string">
            <text:p>S13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39" calcext:value-type="string">
            <text:p>S139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0" calcext:value-type="string">
            <text:p>S14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1" calcext:value-type="string">
            <text:p>S141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2" calcext:value-type="string">
            <text:p>S142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3" calcext:value-type="string">
            <text:p>S14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4" calcext:value-type="string">
            <text:p>S144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5" calcext:value-type="string">
            <text:p>S145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6" calcext:value-type="string">
            <text:p>S146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7" calcext:value-type="string">
            <text:p>S14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8" calcext:value-type="string">
            <text:p>S148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49" calcext:value-type="string">
            <text:p>S149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0" calcext:value-type="string">
            <text:p>S150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1" calcext:value-type="string">
            <text:p>S15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2" calcext:value-type="string">
            <text:p>S152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3" calcext:value-type="string">
            <text:p>S153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4" calcext:value-type="string">
            <text:p>S154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5" calcext:value-type="string">
            <text:p>S155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6" calcext:value-type="string">
            <text:p>S15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7" calcext:value-type="string">
            <text:p>S157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8" calcext:value-type="string">
            <text:p>S158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59" calcext:value-type="string">
            <text:p>S159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0" calcext:value-type="string">
            <text:p>S16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1" calcext:value-type="string">
            <text:p>S16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2" calcext:value-type="string">
            <text:p>S162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3" calcext:value-type="string">
            <text:p>S163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4" calcext:value-type="string">
            <text:p>S164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5" calcext:value-type="string">
            <text:p>S16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6" calcext:value-type="string">
            <text:p>S166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7" calcext:value-type="string">
            <text:p>S167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8" calcext:value-type="string">
            <text:p>S16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69" calcext:value-type="string">
            <text:p>S169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0" calcext:value-type="string">
            <text:p>S17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1" calcext:value-type="string">
            <text:p>S17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2" calcext:value-type="string">
            <text:p>S172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3" calcext:value-type="string">
            <text:p>S173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7" calcext:value-type="string">
            <text:p>ID17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4" calcext:value-type="string">
            <text:p>S174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5" calcext:value-type="string">
            <text:p>S175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6" calcext:value-type="string">
            <text:p>S176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7" calcext:value-type="string">
            <text:p>S177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8" calcext:value-type="string">
            <text:p>S178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79" calcext:value-type="string">
            <text:p>S17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0" calcext:value-type="string">
            <text:p>S180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1" calcext:value-type="string">
            <text:p>S181</text:p>
          </table:table-cell>
          <table:table-cell table:formula="of:=CONCATENATE(&quot;ID&quot;;TEXT(INT(RAND()*5)+1;&quot;##&quot;))" office:value-type="string" office:string-value="ID1" calcext:value-type="string">
            <text:p>ID1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2" calcext:value-type="string">
            <text:p>S182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3" calcext:value-type="string">
            <text:p>S18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4" calcext:value-type="string">
            <text:p>S184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8" calcext:value-type="string">
            <text:p>ID8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5" calcext:value-type="string">
            <text:p>S185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6" calcext:value-type="string">
            <text:p>S186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7" calcext:value-type="string">
            <text:p>S187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8" calcext:value-type="string">
            <text:p>S188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89" calcext:value-type="string">
            <text:p>S189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4" calcext:value-type="string">
            <text:p>ID14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0" calcext:value-type="string">
            <text:p>S19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1" calcext:value-type="string">
            <text:p>S191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2" calcext:value-type="string">
            <text:p>S192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7" calcext:value-type="string">
            <text:p>ID7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3" calcext:value-type="string">
            <text:p>S193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3" calcext:value-type="string">
            <text:p>ID13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3" calcext:value-type="string">
            <text:p>ID23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4" calcext:value-type="string">
            <text:p>S194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8" calcext:value-type="string">
            <text:p>ID18</text:p>
          </table:table-cell>
          <table:table-cell table:formula="of:=CONCATENATE(&quot;ID&quot;;TEXT(INT(RAND()*5)+21;&quot;##&quot;))" office:value-type="string" office:string-value="ID22" calcext:value-type="string">
            <text:p>ID22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5" calcext:value-type="string">
            <text:p>S195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6" calcext:value-type="string">
            <text:p>S196</text:p>
          </table:table-cell>
          <table:table-cell table:formula="of:=CONCATENATE(&quot;ID&quot;;TEXT(INT(RAND()*5)+1;&quot;##&quot;))" office:value-type="string" office:string-value="ID5" calcext:value-type="string">
            <text:p>ID5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4" calcext:value-type="string">
            <text:p>ID24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7" calcext:value-type="string">
            <text:p>S197</text:p>
          </table:table-cell>
          <table:table-cell table:formula="of:=CONCATENATE(&quot;ID&quot;;TEXT(INT(RAND()*5)+1;&quot;##&quot;))" office:value-type="string" office:string-value="ID3" calcext:value-type="string">
            <text:p>ID3</text:p>
          </table:table-cell>
          <table:table-cell table:formula="of:=CONCATENATE(&quot;ID&quot;;TEXT(INT(RAND()*5)+6;&quot;##&quot;))" office:value-type="string" office:string-value="ID10" calcext:value-type="string">
            <text:p>ID10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8" calcext:value-type="string">
            <text:p>S198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6" calcext:value-type="string">
            <text:p>ID6</text:p>
          </table:table-cell>
          <table:table-cell table:formula="of:=CONCATENATE(&quot;ID&quot;;TEXT(INT(RAND()*5)+11;&quot;##&quot;))" office:value-type="string" office:string-value="ID11" calcext:value-type="string">
            <text:p>ID11</text:p>
          </table:table-cell>
          <table:table-cell table:formula="of:=CONCATENATE(&quot;ID&quot;;TEXT(INT(RAND()*5)+16;&quot;##&quot;))" office:value-type="string" office:string-value="ID19" calcext:value-type="string">
            <text:p>ID19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199" calcext:value-type="string">
            <text:p>S199</text:p>
          </table:table-cell>
          <table:table-cell table:formula="of:=CONCATENATE(&quot;ID&quot;;TEXT(INT(RAND()*5)+1;&quot;##&quot;))" office:value-type="string" office:string-value="ID4" calcext:value-type="string">
            <text:p>ID4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2" calcext:value-type="string">
            <text:p>ID12</text:p>
          </table:table-cell>
          <table:table-cell table:formula="of:=CONCATENATE(&quot;ID&quot;;TEXT(INT(RAND()*5)+16;&quot;##&quot;))" office:value-type="string" office:string-value="ID16" calcext:value-type="string">
            <text:p>ID16</text:p>
          </table:table-cell>
          <table:table-cell table:formula="of:=CONCATENATE(&quot;ID&quot;;TEXT(INT(RAND()*5)+21;&quot;##&quot;))" office:value-type="string" office:string-value="ID25" calcext:value-type="string">
            <text:p>ID25</text:p>
          </table:table-cell>
          <table:table-cell/>
        </table:table-row>
        <table:table-row table:style-name="ro1">
          <table:table-cell table:formula="of:=CONCATENATE(&quot;S&quot;;TEXT(ROW()-54;&quot;##&quot;))" office:value-type="string" office:string-value="S200" calcext:value-type="string">
            <text:p>S200</text:p>
          </table:table-cell>
          <table:table-cell table:formula="of:=CONCATENATE(&quot;ID&quot;;TEXT(INT(RAND()*5)+1;&quot;##&quot;))" office:value-type="string" office:string-value="ID2" calcext:value-type="string">
            <text:p>ID2</text:p>
          </table:table-cell>
          <table:table-cell table:formula="of:=CONCATENATE(&quot;ID&quot;;TEXT(INT(RAND()*5)+6;&quot;##&quot;))" office:value-type="string" office:string-value="ID9" calcext:value-type="string">
            <text:p>ID9</text:p>
          </table:table-cell>
          <table:table-cell table:formula="of:=CONCATENATE(&quot;ID&quot;;TEXT(INT(RAND()*5)+11;&quot;##&quot;))" office:value-type="string" office:string-value="ID15" calcext:value-type="string">
            <text:p>ID15</text:p>
          </table:table-cell>
          <table:table-cell table:formula="of:=CONCATENATE(&quot;ID&quot;;TEXT(INT(RAND()*5)+16;&quot;##&quot;))" office:value-type="string" office:string-value="ID20" calcext:value-type="string">
            <text:p>ID20</text:p>
          </table:table-cell>
          <table:table-cell table:formula="of:=CONCATENATE(&quot;ID&quot;;TEXT(INT(RAND()*5)+21;&quot;##&quot;))" office:value-type="string" office:string-value="ID21" calcext:value-type="string">
            <text:p>ID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7:57:36.4217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9:42:41.680901000</dc:date>
    <meta:editing-duration>PT2H28M41S</meta:editing-duration>
    <meta:editing-cycles>8</meta:editing-cycles>
    <meta:generator>LibreOffice/4.4.2.2$MacOSX_X86_64 LibreOffice_project/c4c7d32d0d49397cad38d62472b0bc8acff48dd6</meta:generator>
    <meta:document-statistic meta:table-count="1" meta:cell-count="1429" meta:object-count="0"/>
  </office:meta>
</office:document-meta>
</file>